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>
      <style:text-properties fo:background-color="#f5f5f5" fo:padding="0.052in" fo:border="0.06pt solid #cccccc"/>
    </style:style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1">
      <style:paragraph-properties fo:margin-top="0in" fo:margin-bottom="0in" loext:contextual-spacing="false"/>
    </style:style>
    <style:style style:name="P11" style:family="paragraph" style:parent-style-name="Text_20_body" style:list-style-name="L2">
      <style:paragraph-properties fo:margin-top="0in" fo:margin-bottom="0in" loext:contextual-spacing="false"/>
    </style:style>
    <style:style style:name="P12" style:family="paragraph" style:parent-style-name="Text_20_body" style:list-style-name="L3">
      <style:paragraph-properties fo:margin-top="0in" fo:margin-bottom="0in" loext:contextual-spacing="false"/>
    </style:style>
    <style:style style:name="P13" style:family="paragraph" style:parent-style-name="Text_20_body" style:list-style-name="L4">
      <style:paragraph-properties fo:margin-top="0in" fo:margin-bottom="0in" loext:contextual-spacing="false"/>
    </style:style>
    <style:style style:name="P14" style:family="paragraph" style:parent-style-name="Text_20_body" style:list-style-name="L5">
      <style:paragraph-properties fo:margin-top="0in" fo:margin-bottom="0in" loext:contextual-spacing="false"/>
    </style:style>
    <style:style style:name="P15" style:family="paragraph" style:parent-style-name="Text_20_body" style:list-style-name="L6">
      <style:paragraph-properties fo:margin-top="0in" fo:margin-bottom="0in" loext:contextual-spacing="false"/>
    </style:style>
    <style:style style:name="P16" style:family="paragraph" style:parent-style-name="Text_20_body" style:list-style-name="L7">
      <style:paragraph-properties fo:margin-top="0in" fo:margin-bottom="0in" loext:contextual-spacing="false"/>
    </style:style>
    <style:style style:name="P17" style:family="paragraph" style:parent-style-name="Text_20_body" style:list-style-name="L8">
      <style:paragraph-properties fo:margin-top="0in" fo:margin-bottom="0in" loext:contextual-spacing="false"/>
    </style:style>
    <style:style style:name="P18" style:family="paragraph" style:parent-style-name="Preformatted_20_Text">
      <style:text-properties fo:background-color="#f5f5f5" fo:padding="0.052in" fo:border="0.06pt solid #cccccc"/>
    </style:style>
    <style:style style:name="P19" style:family="paragraph" style:parent-style-name="Preformatted_20_Text">
      <style:text-properties fo:color="#000000" fo:background-color="#f5f5f5" fo:padding="0.052in" fo:border="0.06pt solid #cccccc"/>
    </style:style>
    <style:style style:name="P20" style:family="paragraph" style:parent-style-name="Preformatted_20_Text">
      <style:text-properties fo:color="#0000ff" fo:background-color="#f5f5f5" fo:padding="0.052in" fo:border="0.06pt solid #cccccc"/>
    </style:style>
    <style:style style:name="P21" style:family="paragraph" style:parent-style-name="Preformatted_20_Text">
      <style:paragraph-properties fo:margin-top="0in" fo:margin-bottom="0.1965in" loext:contextual-spacing="false"/>
      <style:text-properties fo:background-color="#f5f5f5" fo:padding="0.052in" fo:border="0.06pt solid #cccccc"/>
    </style:style>
    <style:style style:name="P22" style:family="paragraph" style:parent-style-name="Preformatted_20_Text">
      <style:paragraph-properties fo:margin-top="0in" fo:margin-bottom="0.1965in" loext:contextual-spacing="false"/>
      <style:text-properties fo:color="#000000" fo:background-color="#f5f5f5" fo:padding="0.052in" fo:border="0.06pt solid #cccccc"/>
    </style:style>
    <style:style style:name="T1" style:family="text">
      <style:text-properties fo:color="#000000"/>
    </style:style>
    <style:style style:name="T2" style:family="text">
      <style:text-properties fo:color="#0000ff"/>
    </style:style>
    <style:style style:name="T3" style:family="text">
      <style:text-properties fo:color="#800080"/>
    </style:style>
    <style:style style:name="T4" style:family="text">
      <style:text-properties fo:color="#800000"/>
    </style:style>
    <style:style style:name="T5" style:family="text">
      <style:text-properties fo:color="#008000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cb_post_title_url"/><text:a xlink:type="simple" xlink:href="http://www.cnblogs.com/wang_yb/p/3739593.html" text:style-name="Internet_20_link" text:visited-style-name="Visited_20_Internet_20_Link">debian 7.4 安装配置</text:a> </text:h>
      <text:section text:style-name="Sect1" text:name="cnblogs_post_body">
        <text:p text:style-name="Text_20_body">改用debian差不多有半年了，之前一直用fedora，大概3年多，虽然软件包都很新，总是不太稳定，有点软件用着用着就自动退出了。</text:p>
        <text:p text:style-name="Text_20_body">换了debain之后，这半年还真是一直没啥问题，这里总结了一些安装配置方法，以后有的话再补充。</text:p>
        <text:p text:style-name="Text_20_body"> </text:p>
        <text:h text:style-name="Heading_20_3" text:outline-level="3">1. 安装 deb 包</text:h>
        <text:p text:style-name="Text_20_body">对于以前一直用yum的我来说，刚开始还真不会用。</text:p>
        <text:p text:style-name="P21">dpkg -i package.deb</text:p>
        <text:p text:style-name="Text_20_body"> </text:p>
        <text:h text:style-name="Heading_20_3" text:outline-level="3">2. 安装和配置 sudo</text:h>
        <text:p text:style-name="Text_20_body">刚开始时，没有sudo命令，而且安装debian时设置的用户也没有 sudo 权限。</text:p>
        <text:list xml:id="list1758744039742971855" text:style-name="L1">
          <text:list-item>
            <text:p text:style-name="P10">切换到root用户 </text:p>
          </text:list-item>
          <text:list-item>
            <text:p text:style-name="P10">apt-get install sudo </text:p>
          </text:list-item>
          <text:list-item>
            <text:p text:style-name="P1">配置 /etc/sudoers，使你的帐户具有sudo权限 </text:p>
          </text:list-item>
        </text:list>
        <text:p text:style-name="P18">root <text:s text:c="3"/>ALL=<text:span text:style-name="T1">(ALL:ALL) ALL</text:span></text:p>
        <text:p text:style-name="P21"><text:span text:style-name="T1">wangyubin <text:s text:c="3"/>ALL</text:span>=(ALL:ALL) ALL <text:s text:c="2"/># 添加需要的用户</text:p>
        <text:p text:style-name="Text_20_body"> </text:p>
        <text:h text:style-name="Heading_20_3" text:outline-level="3">3. 设置 sudo 不用密码</text:h>
        <text:p text:style-name="Text_20_body"> </text:p>
        <text:p text:style-name="Text_20_body">以前fedora时习惯了不输入密码，所以在debian下也配置了一下</text:p>
        <text:p text:style-name="P19"># User privilege specification</text:p>
        <text:p text:style-name="P18"><text:span text:style-name="T1">root <text:s text:c="3"/>ALL</text:span>=<text:span text:style-name="T1">(ALL:ALL) ALL</text:span></text:p>
        <text:p text:style-name="P18"><text:span text:style-name="T1">#wangyubin <text:s text:c="3"/>ALL</text:span>=(ALL:ALL) ALL <text:s text:c="4"/>&lt;--<text:span text:style-name="T1"> 这个是需要输入密码的</text:span></text:p>
        <text:p text:style-name="P21"><text:span text:style-name="T1">wangyubin <text:s text:c="3"/>ALL</text:span>=NOPASSWD: ALL <text:s text:c="4"/>&lt;-- 这个是不需要输入密码的</text:p>
        <text:p text:style-name="Text_20_body"> </text:p>
        <text:h text:style-name="Heading_20_3" text:outline-level="3">4. 追加支持中文的 locales</text:h>
        <text:p text:style-name="Text_20_body">我习惯用E文的系统，因为主要都是用命令行来操作，图形界面用的不多，而E文输入起来比较方便。</text:p>
        <text:list xml:id="list8376914059032275170" text:style-name="L2">
          <text:list-item>
            <text:p text:style-name="P11">sudo dpkg-reconfigure locales </text:p>
          </text:list-item>
          <text:list-item>
            <text:p text:style-name="P2">选择 zh_CN.UTF-8 等几个和中文相关的 locale </text:p>
          </text:list-item>
        </text:list>
        <text:p text:style-name="Text_20_body"> </text:p>
        <text:h text:style-name="Heading_20_3" text:outline-level="3"><text:soft-page-break/>5. 声卡驱动安装</text:h>
        <text:p text:style-name="Text_20_body">都已经debian7.4版了，没想到默认居然没有声音。。。</text:p>
        <text:list xml:id="list7604039108416804937" text:style-name="L3">
          <text:list-item>
            <text:p text:style-name="P12"><text:a xlink:type="simple" xlink:href="http://www.alsa-project.org/snapshot/" text:style-name="Internet_20_link" text:visited-style-name="Visited_20_Internet_20_Link">http://www.alsa-project.org/snapshot/</text:a> 中下载 alsa-driver </text:p>
          </text:list-item>
          <text:list-item>
            <text:p text:style-name="P3">下载后解压安装 </text:p>
          </text:list-item>
        </text:list>
        <text:p text:style-name="P4"/>
        <text:p text:style-name="P18"><text:span text:style-name="T2">tar</text:span> -xjf alsa-driver-<text:span text:style-name="T3">1.0</text:span>.<text:span text:style-name="T3">25.3584</text:span>.gb044d.<text:span text:style-name="T2">tar</text:span><text:span text:style-name="T1">.bz2</text:span></text:p>
        <text:p text:style-name="P18"><text:span text:style-name="T1">cd alsa</text:span>-driver-<text:span text:style-name="T3">1.0</text:span>.<text:span text:style-name="T3">25.3584</text:span><text:span text:style-name="T1">.gb044d</text:span></text:p>
        <text:p text:style-name="P18"><text:span text:style-name="T1">.</text:span>/configure --with-cards=hda-intel --with-card-options=<text:span text:style-name="T1">all</text:span></text:p>
        <text:p text:style-name="P18"><text:span text:style-name="T2">make</text:span> -<text:span text:style-name="T1">j5</text:span></text:p>
        <text:p text:style-name="P18"><text:span text:style-name="T2">make</text:span> <text:span text:style-name="T2">install</text:span></text:p>
        <text:p text:style-name="Preformatted_20_Text"/>
        <text:p text:style-name="P18"><text:span text:style-name="T2">ls</text:span> -al `<text:span text:style-name="T2">locate</text:span> snd-hda-<text:span text:style-name="T1">intel.ko`</text:span></text:p>
        <text:p text:style-name="P22">alasmixter # 调整音量</text:p>
        <text:p text:style-name="P4"/>
        <text:p text:style-name="Text_20_body"><text:span text:style-name="Strong_20_Emphasis">补充:</text:span> 我在AMD cpu的系统山还安装了 sudo apt-get install esound 才可以调整音量</text:p>
        <text:p text:style-name="Text_20_body"> </text:p>
        <text:p text:style-name="Text_20_body"> </text:p>
        <text:p text:style-name="Text_20_body">参考文章: <text:a xlink:type="simple" xlink:href="http://blog.csdn.net/wangzhilife/article/details/7881722" text:style-name="Internet_20_link" text:visited-style-name="Visited_20_Internet_20_Link">http://blog.csdn.net/wangzhilife/article/details/7881722</text:a></text:p>
        <text:p text:style-name="Text_20_body">安装过程中可能会缺少一些包，</text:p>
        <text:p text:style-name="P4"/>
        <text:p text:style-name="P19"># 遇到 configure: error: required curses helper header not found</text:p>
        <text:p text:style-name="P18"><text:span text:style-name="T2">sudo</text:span> apt-get <text:span text:style-name="T2">install</text:span> libncurses5-<text:span text:style-name="T1">dev</text:span></text:p>
        <text:p text:style-name="P19"># 遇到 configure: error: panelw library not found </text:p>
        <text:p text:style-name="P18"><text:span text:style-name="T1">.</text:span>/configure --with-curses=<text:span text:style-name="T1">ncurses</text:span></text:p>
        <text:p text:style-name="P18"><text:span text:style-name="T1"># 遇到 </text:span>/bin/<text:span text:style-name="T1">bash: xmlto: command not found </text:span></text:p>
        <text:p text:style-name="P18"><text:span text:style-name="T2">sudo</text:span> apt-get <text:span text:style-name="T2">install</text:span><text:span text:style-name="T1"> xmlto</text:span></text:p>
        <text:p text:style-name="P18"><text:span text:style-name="T1"># 遇到mv: cannot </text:span><text:span text:style-name="T2">stat</text:span> `t-ja.gmo<text:span text:style-name="T4">': No such file or directory</text:span></text:p>
        <text:p text:style-name="P21">./configure --disable-nls</text:p>
        <text:p text:style-name="P4"/>
        <text:p text:style-name="Text_20_body"> </text:p>
        <text:h text:style-name="Heading_20_3" text:outline-level="3">6. 显卡驱动 (ATI显卡)</text:h>
        <text:list xml:id="list4638155106259531963" text:style-name="L4">
          <text:list-item>
            <text:p text:style-name="P13">未安装驱动前, 分辨率最多到 1600 * 1200 (我有台intel cpu的机器不用安装显卡驱动) </text:p>
          </text:list-item>
          <text:list-item>
            <text:p text:style-name="P13">首先通过 lspci 命令查看显卡型号 </text:p>
          </text:list-item>
          <text:list-item>
            <text:p text:style-name="P13">AMD官网上下载驱动 <text:a xlink:type="simple" xlink:href="http://support.amd.com/zh-cn/download/desktop?os=Linux+x86" text:style-name="Internet_20_link" text:visited-style-name="Visited_20_Internet_20_Link">http://support.amd.com/zh-cn/download/desktop?os=Linux+x86</text:a> </text:p>
          </text:list-item>
          <text:list-item>
            <text:p text:style-name="P5"><text:soft-page-break/>解压驱动, 然后执行安装即可 </text:p>
          </text:list-item>
        </text:list>
        <text:p text:style-name="Text_20_body"> </text:p>
        <text:h text:style-name="Heading_20_3" text:outline-level="3">7. fcitx安装</text:h>
        <text:p text:style-name="Text_20_body">用习惯了fcitx。</text:p>
        <text:list xml:id="list1385913552285679202" text:style-name="L5">
          <text:list-item>
            <text:p text:style-name="P14">sudo apt-get install fcitx </text:p>
          </text:list-item>
          <text:list-item>
            <text:p text:style-name="P14">sudo apt-get install fcitx-pinyin </text:p>
          </text:list-item>
          <text:list-item>
            <text:p text:style-name="P6">~/.bashrc 中追加如下内容: </text:p>
          </text:list-item>
        </text:list>
        <text:p text:style-name="P19"># fcitx</text:p>
        <text:p text:style-name="P18"><text:span text:style-name="T1">export GTK_IM_MODULE</text:span>=<text:span text:style-name="T1">xim</text:span></text:p>
        <text:p text:style-name="P18"><text:span text:style-name="T1">export XMODIFIERS</text:span>=<text:span text:style-name="T4">"@im=fcitx"</text:span></text:p>
        <text:p text:style-name="P21"><text:span text:style-name="T1">export QT_IM_MODULE</text:span>=xim</text:p>
        <text:p text:style-name="Text_20_body"> </text:p>
        <text:p text:style-name="Text_20_body"><text:span text:style-name="Strong_20_Emphasis">补充：</text:span>还有一种配置方法。</text:p>
        <text:p text:style-name="P4"/>
        <text:p text:style-name="P18"><text:span text:style-name="T2">touch</text:span> /etc/X11/Xsession.d/<text:span text:style-name="T1">95input</text:span></text:p>
        <text:p text:style-name="P18"><text:span text:style-name="T1">vim </text:span>/etc/X11/Xsession.d/<text:span text:style-name="T1">95input</text:span></text:p>
        <text:p text:style-name="Preformatted_20_Text"/>
        <text:p text:style-name="P19"># 95input 中内容如下:</text:p>
        <text:p text:style-name="P18"><text:span text:style-name="T1">export XMODIFIERS</text:span>=@im=<text:span text:style-name="T1">fcitx</text:span></text:p>
        <text:p text:style-name="P18"><text:span text:style-name="T1">export XIM</text:span>=<text:span text:style-name="T1">fcitx</text:span></text:p>
        <text:p text:style-name="P18"><text:span text:style-name="T1">export XIM_PROGRAM</text:span>=<text:span text:style-name="T1">fcitx</text:span></text:p>
        <text:p text:style-name="P18"><text:span text:style-name="T1">export GTK_IM_MODULE</text:span>=<text:span text:style-name="T1">fcitx</text:span></text:p>
        <text:p text:style-name="P18"><text:span text:style-name="T1">export QT_IM_MODULE</text:span>=<text:span text:style-name="T1">XIM</text:span></text:p>
        <text:p text:style-name="P22">fcitx</text:p>
        <text:p text:style-name="P4"/>
        <text:p text:style-name="Text_20_body"> </text:p>
        <text:h text:style-name="Heading_20_3" text:outline-level="3">8. emacs 中使用 fcitx</text:h>
        <text:p text:style-name="Text_20_body">安装完后发现 emacs中居然调不出 fcitx。</text:p>
        <text:list xml:id="list1024268081091140766" text:style-name="L6">
          <text:list-item>
            <text:p text:style-name="P15">dpkg-reconfigure locales (增加 zh_CN 相关的locale) </text:p>
          </text:list-item>
          <text:list-item>
            <text:p text:style-name="P7">在 /etc/default/locale中增加一句: LC_CTYPE=zh_CN.UTF-8 </text:p>
          </text:list-item>
        </text:list>
        <text:p text:style-name="Text_20_body"> </text:p>
        <text:h text:style-name="Heading_20_3" text:outline-level="3"><text:soft-page-break/>9. ssh连接很慢</text:h>
        <text:p text:style-name="Text_20_body">默认的 debian 在用 ssh 连接远程机器的时候，总是要等一段时间才会提示输入密码，刚开始以为网速慢，后来发现局域网中也会等一段时间才连上。</text:p>
        <text:p text:style-name="Text_20_body">于是，上网找了解决方法：</text:p>
        <text:list xml:id="list7377208747523248744" text:style-name="L7">
          <text:list-item>
            <text:p text:style-name="P16">debian默认的ssh配置在连接其他linux时, 等30秒左右才会提示输入密码 </text:p>
          </text:list-item>
          <text:list-item>
            <text:p text:style-name="P8">修改文件 /etc/nsswitch.conf </text:p>
          </text:list-item>
        </text:list>
        <text:p text:style-name="P19"># 找到 Host 那行, 改为如下形式:</text:p>
        <text:p text:style-name="P21"><text:span text:style-name="T1">hosts: files dns [NOTFOUND</text:span>=return]</text:p>
        <text:p text:style-name="Text_20_body"> </text:p>
        <text:h text:style-name="Heading_20_3" text:outline-level="3">10. 卸载ffmpeg及相关内容</text:h>
        <text:p text:style-name="Text_20_body">项目中要用 ffmpeg，debian自带的那个太旧，于是想把自带的卸载掉再安装新的</text:p>
        <text:p text:style-name="P21"><text:span text:style-name="T2">sudo</text:span> apt-get remove ffmpeg libav-tools libavdevice53 libavfilter2 libopencv-core2.<text:span text:style-name="T3">3</text:span> libopencv-imgproc2.<text:span text:style-name="T3">3</text:span> libtbb2</text:p>
        <text:p text:style-name="Text_20_body"> </text:p>
        <text:h text:style-name="Heading_20_3" text:outline-level="3">11. 设置时区</text:h>
        <text:p text:style-name="P21"><text:span text:style-name="T2">sudo</text:span> <text:span text:style-name="T2">cp</text:span> /usr/share/zoneinfo/Asia/Shanghai /etc/localtime</text:p>
        <text:p text:style-name="Text_20_body"> </text:p>
        <text:h text:style-name="Heading_20_3" text:outline-level="3">12. python 安装 PIL时, 没有jpeg和zlib的支持</text:h>
        <text:p text:style-name="Text_20_body">即使安装了 zlib 和 libjpeg 的package之后, 安装PIL仍然</text:p>
        <text:p text:style-name="P4"/>
        <text:p text:style-name="P18">--------------------------------------------------------------------</text:p>
        <text:p text:style-name="P18"><text:s/>*** TKINTER support not available (Tcl/Tk <text:span text:style-name="T3">8.4</text:span><text:span text:style-name="T1"> libraries needed)</text:span></text:p>
        <text:p text:style-name="P18"><text:span text:style-name="T1"><text:s/></text:span>***<text:span text:style-name="T1"> JPEG support not available</text:span></text:p>
        <text:p text:style-name="P18"><text:span text:style-name="T1"><text:s/></text:span>*** ZLIB (PNG/<text:span text:style-name="T1">ZIP) support not available</text:span></text:p>
        <text:p text:style-name="P18"><text:span text:style-name="T1"><text:s/></text:span>***<text:span text:style-name="T1"> FREETYPE2 support not available</text:span></text:p>
        <text:p text:style-name="P21">--------------------------------------------------------------------</text:p>
        <text:p text:style-name="P4"/>
        <text:p text:style-name="Text_20_body">把 pip install PIL 改成 pip install pillow 即可 (pillow库也是图形处理的库)</text:p>
        <text:p text:style-name="Text_20_body"> </text:p>
        <text:h text:style-name="Heading_20_3" text:outline-level="3"><text:soft-page-break/>13. 配置oracle java 环境</text:h>
        <text:p text:style-name="Text_20_body">这是为了开发android。</text:p>
        <text:p text:style-name="P4"/>
        <text:p text:style-name="P18">cd /<text:span text:style-name="T1">opt</text:span></text:p>
        <text:p text:style-name="P18"><text:span text:style-name="T2">sudo</text:span> <text:span text:style-name="T2">tar</text:span> zxvf ~/tools/jdk-7u51-linux-x64.<text:span text:style-name="T2">tar</text:span><text:span text:style-name="T1">.gz</text:span></text:p>
        <text:p text:style-name="Preformatted_20_Text"/>
        <text:p text:style-name="P18"><text:span text:style-name="T2">sudo</text:span> update-alternatives --<text:span text:style-name="T2">install</text:span> /usr/bin/java java /opt/jdk1.<text:span text:style-name="T3">7</text:span>.0_51/bin/java <text:span text:style-name="T3">1</text:span></text:p>
        <text:p text:style-name="P18"><text:span text:style-name="T2">sudo</text:span> update-alternatives --<text:span text:style-name="T2">install</text:span> /usr/bin/javac javac /opt/jdk1.<text:span text:style-name="T3">7</text:span>.0_51/bin/javac <text:span text:style-name="T3">1</text:span></text:p>
        <text:p text:style-name="P18"><text:span text:style-name="T2">sudo</text:span> update-alternatives --set java /opt/jdk1.<text:span text:style-name="T3">7</text:span>.0_51/bin/<text:span text:style-name="T1">java</text:span></text:p>
        <text:p text:style-name="P21"><text:span text:style-name="T2">sudo</text:span> update-alternatives --set javac /opt/jdk1.<text:span text:style-name="T3">7</text:span>.0_51/bin/javac</text:p>
        <text:p text:style-name="P4"/>
        <text:p text:style-name="Text_20_body"> </text:p>
        <text:h text:style-name="Heading_20_3" text:outline-level="3">14. x86_64 架构的 debian 上配置 android 开发环境</text:h>
        <text:p text:style-name="Text_20_body">需要配置 32bit 的环境</text:p>
        <text:p text:style-name="P18"><text:span text:style-name="T2">sudo</text:span> dpkg --add-<text:span text:style-name="T1">architecture i386</text:span></text:p>
        <text:p text:style-name="P18"><text:span text:style-name="T2">sudo</text:span> apt-<text:span text:style-name="T1">get update</text:span></text:p>
        <text:p text:style-name="P21"><text:span text:style-name="T2">sudo</text:span> apt-get <text:span text:style-name="T2">install</text:span> libc6:i386 libncurses5:i386 libstdc++<text:span text:style-name="T3">6</text:span>:i386 zlib1g:i386</text:p>
        <text:p text:style-name="Text_20_body"> </text:p>
        <text:h text:style-name="Heading_20_3" text:outline-level="3">15. x86_64 架构的 debian 上卸载 32bit 环境</text:h>
        <text:p text:style-name="P18"><text:span text:style-name="T2">sudo</text:span> apt-get remove --purge `dpkg --get-selections | <text:span text:style-name="T2">grep</text:span> i386 | <text:span text:style-name="T2">awk</text:span> <text:span text:style-name="T4">'{print $1}'</text:span><text:span text:style-name="T1">`</text:span></text:p>
        <text:p text:style-name="P21"><text:span text:style-name="T2">sudo</text:span> dpkg --remove-architecture i386</text:p>
        <text:p text:style-name="Text_20_body"> </text:p>
        <text:h text:style-name="Heading_20_3" text:outline-level="3">16. 安装 emacs24</text:h>
        <text:p text:style-name="Text_20_body">debian7.4 stable版本的软件为了稳定性都比较旧. 默认的emacs还是 v23的.</text:p>
        <text:p text:style-name="Text_20_body">下面的方法是从源码安装最新的 emacs v24版</text:p>
        <text:p text:style-name="P4"/>
        <text:p text:style-name="P19"># 准备下载,编译源码的环境</text:p>
        <text:p text:style-name="P18"><text:span text:style-name="T2">sudo</text:span> apt-get <text:span text:style-name="T2">install</text:span> git-<text:span text:style-name="T1">core</text:span></text:p>
        <text:p text:style-name="P18"><text:span text:style-name="T2">sudo</text:span> apt-get <text:span text:style-name="T2">install</text:span> libxaw7-dev libxpm-dev libpng12-dev libtiff5-dev libgif-<text:soft-page-break/>dev libjpeg8-dev libgtk2.<text:span text:style-name="T3">0</text:span>-dev libncurses5-<text:span text:style-name="T1">dev</text:span></text:p>
        <text:p text:style-name="P18"><text:span text:style-name="T2">sudo</text:span> apt-get <text:span text:style-name="T2">install</text:span><text:span text:style-name="T1"> autoconf automake</text:span></text:p>
        <text:p text:style-name="P18"><text:span text:style-name="T2">sudo</text:span> apt-get build-<text:span text:style-name="T1">dep emacs</text:span></text:p>
        <text:p text:style-name="Preformatted_20_Text"/>
        <text:p text:style-name="P19"># 下载源码 (下面2个源, 先下载试试看, 然后选择一个下载快的)</text:p>
        <text:p text:style-name="P18"><text:span text:style-name="T1">git clone </text:span>--depth <text:span text:style-name="T3">1</text:span> https:<text:span text:style-name="T5">//github.com/emacsmirror/emacs.git</text:span></text:p>
        <text:p text:style-name="P18">git clone --depth <text:span text:style-name="T3">1</text:span> git:<text:span text:style-name="T5">//git.sv.gnu.org/emacs.git</text:span></text:p>
        <text:p text:style-name="Preformatted_20_Text"/>
        <text:p text:style-name="P19"># 开始编译</text:p>
        <text:p text:style-name="P19">cd emacs</text:p>
        <text:p text:style-name="P18"><text:span text:style-name="T1">.</text:span>/autogen.<text:span text:style-name="T2">sh</text:span></text:p>
        <text:p text:style-name="P18"><text:span text:style-name="T1">.</text:span>/configure --prefix=/opt/<text:span text:style-name="T1">emacs24</text:span></text:p>
        <text:p text:style-name="P20">make</text:p>
        <text:p text:style-name="Preformatted_20_Text"/>
        <text:p text:style-name="P19"># 安装</text:p>
        <text:p text:style-name="P21"><text:span text:style-name="T2">sudo</text:span> <text:span text:style-name="T2">make</text:span> <text:span text:style-name="T2">install</text:span></text:p>
        <text:p text:style-name="P4"/>
        <text:p text:style-name="Text_20_body"> </text:p>
        <text:h text:style-name="Heading_20_3" text:outline-level="3">17. 多个git帐号时, ssh认证的设置</text:h>
        <text:p text:style-name="Text_20_body">1. ssh默认的私有key 放在 ~/.ssh/id_rsa 文件中</text:p>
        <text:p text:style-name="Text_20_body">2. 生成第2个帐号时, 需要如下步骤:</text:p>
        <text:list xml:id="list380394285279533845" text:style-name="L8">
          <text:list-item>
            <text:p text:style-name="P17">   - ssh-keygen -t rsa -C <text:a xlink:type="simple" xlink:href="mailto:wangyb@chujuexinxi.com" text:style-name="Internet_20_link" text:visited-style-name="Visited_20_Internet_20_Link">wangyb@chujuexinxi.com</text:a> </text:p>
          </text:list-item>
          <text:list-item>
            <text:p text:style-name="P17">   - 需要输入key的名称, 不能用默认名称了 比如: id_rsa_oschina </text:p>
          </text:list-item>
          <text:list-item>
            <text:p text:style-name="P9">   - ssh-add id_rsa_oschina (临时追加一个ssh key) </text:p>
          </text:list-item>
        </text:list>
        <text:p text:style-name="Text_20_body">3. 永久配置多个 ssh key</text:p>
        <text:p text:style-name="P4"/>
        <text:p text:style-name="P19">host chujuexinxi.com</text:p>
        <text:p text:style-name="P19">user gituser</text:p>
        <text:p text:style-name="P18"><text:span text:style-name="T2">hostname</text:span><text:span text:style-name="T1"> chujuexinxi.com</text:span></text:p>
        <text:p text:style-name="P18"><text:span text:style-name="T1">port </text:span><text:span text:style-name="T3">22</text:span></text:p>
        <text:p text:style-name="P18"><text:span text:style-name="T1">identityfile </text:span>~/.<text:span text:style-name="T2">ssh</text:span>/<text:span text:style-name="T1">id_rsa_chujuexinxi_git</text:span></text:p>
        <text:p text:style-name="Preformatted_20_Text"/>
        <text:p text:style-name="P19">host gitcafe.com</text:p>
        <text:p text:style-name="P19">user git</text:p>
        <text:p text:style-name="P18"><text:span text:style-name="T2">hostname</text:span><text:span text:style-name="T1"> gitcafe.com</text:span></text:p>
        <text:p text:style-name="P18"><text:span text:style-name="T1">port </text:span><text:span text:style-name="T3">22</text:span></text:p>
        <text:p text:style-name="P18"><text:soft-page-break/><text:span text:style-name="T1">identityfile </text:span>~/.<text:span text:style-name="T2">ssh</text:span>/<text:span text:style-name="T1">id_rsa_gitcafe</text:span></text:p>
        <text:p text:style-name="Preformatted_20_Text"/>
        <text:p text:style-name="P19">host oschina.net</text:p>
        <text:p text:style-name="P19">user git</text:p>
        <text:p text:style-name="P18"><text:span text:style-name="T2">hostname</text:span><text:span text:style-name="T1"> git.oschina.net</text:span></text:p>
        <text:p text:style-name="P18"><text:span text:style-name="T1">port </text:span><text:span text:style-name="T3">22</text:span></text:p>
        <text:p text:style-name="P21"><text:span text:style-name="T1">identityfile </text:span>~/.<text:span text:style-name="T2">ssh</text:span>/id_rsa_oschina</text:p>
        <text:p text:style-name="P4"/>
        <text:p text:style-name="Text_20_body"> </text:p>
        <text:h text:style-name="Heading_20_3" text:outline-level="3">18. jpg 文件转 pdf的工具</text:h>
        <text:p text:style-name="P18"><text:span text:style-name="T2">sudo</text:span> apt-get <text:span text:style-name="T2">install</text:span><text:span text:style-name="T1"> imagemagick</text:span></text:p>
        <text:p text:style-name="P21"><text:span text:style-name="T1">convert </text:span><text:span text:style-name="T3">01</text:span>.jpg <text:span text:style-name="T3">01</text:span>.pdf</text:p>
        <text:p text:style-name="Text_20_body"> </text:p>
        <text:h text:style-name="Heading_20_3" text:outline-level="3">19. 自动停止或者启动服务</text:h>
        <text:p text:style-name="P18"><text:span text:style-name="T2">sudo</text:span> apt-get <text:span text:style-name="T2">install</text:span> sysv-rc-<text:span text:style-name="T1">conf</text:span></text:p>
        <text:p text:style-name="P21"><text:span text:style-name="T2">sudo</text:span> sysv-rc-conf</text:p>
        <text:p text:style-name="Text_20_body"> </text:p>
        <text:h text:style-name="Heading_20_3" text:outline-level="3">20. debian 固定IP设置</text:h>
        <text:p text:style-name="P4"/>
        <text:p text:style-name="P19">auto lo eth0</text:p>
        <text:p text:style-name="P19">iface lo inet loopback</text:p>
        <text:p text:style-name="P19">iface eth0 inet static</text:p>
        <text:p text:style-name="P18"><text:span text:style-name="T1">address </text:span><text:span text:style-name="T3">192.168</text:span>.<text:span text:style-name="T3">1.77</text:span></text:p>
        <text:p text:style-name="P18"><text:span text:style-name="T1">netmask </text:span><text:span text:style-name="T3">255.255</text:span>.<text:span text:style-name="T3">255.0</text:span><text:span text:style-name="T1"> <text:s/></text:span></text:p>
        <text:p text:style-name="P21"><text:span text:style-name="T1">gateway </text:span><text:span text:style-name="T3">192.168</text:span>.<text:span text:style-name="T3">1.1</text:span></text:p>
        <text:p text:style-name="P4"/>
        <text:p text:style-name="Text_20_body">设置IP后重启网络</text:p>
        <text:p text:style-name="P21">/etc/init.d/networking restart</text:p>
        <text:p text:style-name="Text_20_body"> </text:p>
        <text:h text:style-name="Heading_20_3" text:outline-level="3">21. debian 7 安装wireshark</text:h>
        <text:p text:style-name="Text_20_body">默认安装好的 wireshark 只能用root用户来执行，否则提示找不到 *interfaces*</text:p>
        <text:p text:style-name="P4"><text:soft-page-break/></text:p>
        <text:p text:style-name="P19"># 安装 wireshark</text:p>
        <text:p text:style-name="P18"><text:span text:style-name="T2">sudo</text:span> apt-get <text:span text:style-name="T2">install</text:span><text:span text:style-name="T1"> wireshark</text:span></text:p>
        <text:p text:style-name="Preformatted_20_Text"/>
        <text:p text:style-name="P19"># 创建 wireshark 组</text:p>
        <text:p text:style-name="P18"><text:span text:style-name="T2">sudo</text:span><text:span text:style-name="T1"> groupadd wireshark</text:span></text:p>
        <text:p text:style-name="Preformatted_20_Text"/>
        <text:p text:style-name="P19"># 将你的用户名添加到 wireshark 组</text:p>
        <text:p text:style-name="P18"><text:span text:style-name="T2">sudo</text:span> usermod -a -<text:span text:style-name="T1">G wireshark YOUR_USER_NAME</text:span></text:p>
        <text:p text:style-name="Preformatted_20_Text"/>
        <text:p text:style-name="P19"># 将 dumpcap 的所属组改为 wireshark</text:p>
        <text:p text:style-name="P18"><text:span text:style-name="T2">sudo</text:span> <text:span text:style-name="T2">chgrp</text:span> wireshark /usr/bin/<text:span text:style-name="T1">dumpcap</text:span></text:p>
        <text:p text:style-name="Preformatted_20_Text"/>
        <text:p text:style-name="P19"># 改变dumpcap的权限， 让wireshark 组成员可以执行该程序</text:p>
        <text:p text:style-name="P18"><text:span text:style-name="T2">sudo</text:span> <text:span text:style-name="T2">chmod</text:span> <text:span text:style-name="T3">750</text:span> /usr/bin/<text:span text:style-name="T1">dumpcap</text:span></text:p>
        <text:p text:style-name="Preformatted_20_Text"/>
        <text:p text:style-name="P19"># 使用setcap获取权限</text:p>
        <text:p text:style-name="P18"><text:span text:style-name="T2">sudo</text:span> setcap cap_net_raw,cap_net_admin=eip /usr/bin/<text:span text:style-name="T1">dumpcap</text:span></text:p>
        <text:p text:style-name="Preformatted_20_Text"/>
        <text:p text:style-name="P19"># 验证改变</text:p>
        <text:p text:style-name="P21"><text:span text:style-name="T2">sudo</text:span> getcap /usr/bin/dumpcap</text:p>
        <text:p text:style-name="Text_20_body"> </text:p>
        <text:p text:style-name="Text_20_body">安装设置完成后，需要注销用户重新登录或者直接重启系统。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9T21:47:45.360478805</meta:creation-date>
    <dc:date>2016-06-19T21:49:25.283044042</dc:date>
    <meta:editing-duration>PT1M41S</meta:editing-duration>
    <meta:editing-cycles>1</meta:editing-cycles>
    <meta:document-statistic meta:table-count="0" meta:image-count="0" meta:object-count="0" meta:page-count="8" meta:paragraph-count="208" meta:word-count="1592" meta:character-count="5692" meta:non-whitespace-character-count="5162"/>
    <meta:generator>LibreOffice/4.3.3.2$Linux_X86_64 LibreOffice_project/430m0$Build-2</meta:generator>
  </office:meta>
</office:document-meta>
</file>